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1.2361in" text:min-label-width="0.25in" text:list-level-position-and-space-mode="label-alignment">
          <style:list-level-label-alignment text:label-followed-by="listtab" fo:margin-left="1.4861in" fo:text-indent="-0.25in"/>
        </style:list-level-properties>
        <style:text-properties style:font-name="Wingdings"/>
      </text:list-level-style-bullet>
      <text:list-level-style-bullet text:level="2" text:style-name="WW_CharLFO2LVL2" text:bullet-char="o">
        <style:list-level-properties text:space-before="1.7361in" text:min-label-width="0.25in" text:list-level-position-and-space-mode="label-alignment">
          <style:list-level-label-alignment text:label-followed-by="listtab" fo:margin-left="1.9861in" fo:text-indent="-0.25in"/>
        </style:list-level-properties>
        <style:text-properties style:font-name="Courier New"/>
      </text:list-level-style-bullet>
      <text:list-level-style-bullet text:level="3" text:style-name="WW_CharLFO2LVL3" text:bullet-char="">
        <style:list-level-properties text:space-before="2.2361in" text:min-label-width="0.25in" text:list-level-position-and-space-mode="label-alignment">
          <style:list-level-label-alignment text:label-followed-by="listtab" fo:margin-left="2.4861in" fo:text-indent="-0.25in"/>
        </style:list-level-properties>
        <style:text-properties style:font-name="Wingdings"/>
      </text:list-level-style-bullet>
      <text:list-level-style-bullet text:level="4" text:style-name="WW_CharLFO2LVL4" text:bullet-char="">
        <style:list-level-properties text:space-before="2.7361in" text:min-label-width="0.25in" text:list-level-position-and-space-mode="label-alignment">
          <style:list-level-label-alignment text:label-followed-by="listtab" fo:margin-left="2.9861in" fo:text-indent="-0.25in"/>
        </style:list-level-properties>
        <style:text-properties style:font-name="Symbol"/>
      </text:list-level-style-bullet>
      <text:list-level-style-bullet text:level="5" text:style-name="WW_CharLFO2LVL5" text:bullet-char="o">
        <style:list-level-properties text:space-before="3.2361in" text:min-label-width="0.25in" text:list-level-position-and-space-mode="label-alignment">
          <style:list-level-label-alignment text:label-followed-by="listtab" fo:margin-left="3.4861in" fo:text-indent="-0.25in"/>
        </style:list-level-properties>
        <style:text-properties style:font-name="Courier New"/>
      </text:list-level-style-bullet>
      <text:list-level-style-bullet text:level="6" text:style-name="WW_CharLFO2LVL6" text:bullet-char="">
        <style:list-level-properties text:space-before="3.7361in" text:min-label-width="0.25in" text:list-level-position-and-space-mode="label-alignment">
          <style:list-level-label-alignment text:label-followed-by="listtab" fo:margin-left="3.9861in" fo:text-indent="-0.25in"/>
        </style:list-level-properties>
        <style:text-properties style:font-name="Wingdings"/>
      </text:list-level-style-bullet>
      <text:list-level-style-bullet text:level="7" text:style-name="WW_CharLFO2LVL7" text:bullet-char="">
        <style:list-level-properties text:space-before="4.2361in" text:min-label-width="0.25in" text:list-level-position-and-space-mode="label-alignment">
          <style:list-level-label-alignment text:label-followed-by="listtab" fo:margin-left="4.4861in" fo:text-indent="-0.25in"/>
        </style:list-level-properties>
        <style:text-properties style:font-name="Symbol"/>
      </text:list-level-style-bullet>
      <text:list-level-style-bullet text:level="8" text:style-name="WW_CharLFO2LVL8" text:bullet-char="o">
        <style:list-level-properties text:space-before="4.7361in" text:min-label-width="0.25in" text:list-level-position-and-space-mode="label-alignment">
          <style:list-level-label-alignment text:label-followed-by="listtab" fo:margin-left="4.9861in" fo:text-indent="-0.25in"/>
        </style:list-level-properties>
        <style:text-properties style:font-name="Courier New"/>
      </text:list-level-style-bullet>
      <text:list-level-style-bullet text:level="9" text:style-name="WW_CharLFO2LVL9" text:bullet-char="">
        <style:list-level-properties text:space-before="5.2361in" text:min-label-width="0.25in" text:list-level-position-and-space-mode="label-alignment">
          <style:list-level-label-alignment text:label-followed-by="listtab" fo:margin-left="5.4861in" fo:text-indent="-0.25in"/>
        </style:list-level-properties>
        <style:text-properties style:font-name="Wingdings"/>
      </text:list-level-style-bullet>
    </text:list-style>
    <text:list-style style:name="LFO3">
      <text:list-level-style-bullet text:level="1" text:style-name="WW_CharLFO3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Wingdings"/>
      </text:list-level-style-bullet>
      <text:list-level-style-bullet text:level="2" text:style-name="WW_CharLFO3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3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3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3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3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3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3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3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11" style:parent-style-name="Policepardéfaut" style:family="text">
      <style:text-properties fo:font-size="10pt" style:font-size-asian="10pt" style:font-size-complex="10pt"/>
    </style:style>
    <style:style style:name="P12" style:parent-style-name="Normal" style:family="paragraph">
      <style:paragraph-properties fo:text-align="center" fo:margin-bottom="0in" fo:line-height="150%"/>
      <style:text-properties style:font-name="Times New Roman" style:font-name-asian="Times New Roman" fo:font-weight="bold" style:font-weight-asian="bold" style:font-weight-complex="bold" fo:font-size="26pt" style:font-size-asian="26pt" style:font-size-complex="26pt"/>
    </style:style>
    <style:style style:name="P13" style:parent-style-name="Normal" style:family="paragraph">
      <style:paragraph-properties fo:text-align="center" fo:margin-bottom="0in" fo:line-height="150%"/>
    </style:style>
    <style:style style:name="T14" style:parent-style-name="Policepardéfaut" style:family="text">
      <style:text-properties style:font-name="Times New Roman" style:font-name-asian="Times New Roman" fo:font-weight="bold" style:font-weight-asian="bold" style:font-weight-complex="bold" fo:font-size="26pt" style:font-size-asian="26pt" style:font-size-complex="26pt"/>
    </style:style>
    <style:style style:name="P15" style:parent-style-name="Normal" style:family="paragraph">
      <style:text-properties fo:font-weight="bold" style:font-weight-asian="bold" style:font-weight-complex="bold" fo:font-size="14pt" style:font-size-asian="14pt" style:font-size-complex="14pt"/>
    </style:style>
    <style:style style:name="T16" style:parent-style-name="Policepardéfaut" style:family="text">
      <style:text-properties fo:font-size="12pt" style:font-size-asian="12pt" style:font-size-complex="12pt"/>
    </style:style>
    <style:style style:name="T17" style:parent-style-name="Policepardéfaut" style:family="text">
      <style:text-properties fo:font-weight="bold" style:font-weight-asian="bold" style:font-weight-complex="bold" fo:font-size="12pt" style:font-size-asian="12pt" style:font-size-complex="12pt"/>
    </style:style>
    <style:style style:name="T18" style:parent-style-name="Policepardéfaut" style:family="text">
      <style:text-properties fo:font-size="12pt" style:font-size-asian="12pt" style:font-size-complex="12pt"/>
    </style:style>
    <style:style style:name="T19" style:parent-style-name="Policepardéfaut" style:family="text">
      <style:text-properties fo:font-size="12pt" style:font-size-asian="12pt" style:font-size-complex="12pt"/>
    </style:style>
    <style:style style:name="T20" style:parent-style-name="Policepardéfaut" style:family="text">
      <style:text-properties fo:font-size="12pt" style:font-size-asian="12pt" style:font-size-complex="12pt"/>
    </style:style>
    <style:style style:name="T21" style:parent-style-name="Policepardéfaut" style:family="text">
      <style:text-properties fo:font-weight="bold" style:font-weight-asian="bold" style:font-weight-complex="bold" fo:font-size="12pt" style:font-size-asian="12pt" style:font-size-complex="12pt"/>
    </style:style>
    <style:style style:name="T22" style:parent-style-name="Policepardéfaut" style:family="text">
      <style:text-properties fo:font-size="12pt" style:font-size-asian="12pt" style:font-size-complex="12pt"/>
    </style:style>
    <style:style style:name="T23" style:parent-style-name="Policepardéfaut" style:family="text">
      <style:text-properties fo:font-size="12pt" style:font-size-asian="12pt" style:font-size-complex="12pt"/>
    </style:style>
    <style:style style:name="T24" style:parent-style-name="Policepardéfaut" style:family="text">
      <style:text-properties fo:font-weight="bold" style:font-weight-asian="bold" style:font-weight-complex="bold" fo:font-size="12pt" style:font-size-asian="12pt" style:font-size-complex="12pt"/>
    </style:style>
    <style:style style:name="T25" style:parent-style-name="Policepardéfaut" style:family="text">
      <style:text-properties fo:font-size="12pt" style:font-size-asian="12pt" style:font-size-complex="12pt"/>
    </style:style>
    <style:style style:name="T26" style:parent-style-name="Policepardéfaut" style:family="text">
      <style:text-properties fo:font-weight="bold" style:font-weight-asian="bold" style:font-weight-complex="bold" fo:font-size="12pt" style:font-size-asian="12pt" style:font-size-complex="12pt"/>
    </style:style>
    <style:style style:name="T27" style:parent-style-name="Policepardéfaut" style:family="text">
      <style:text-properties fo:font-weight="bold" style:font-weight-asian="bold" style:font-weight-complex="bold" fo:font-size="12pt" style:font-size-asian="12pt" style:font-size-complex="12pt"/>
    </style:style>
    <style:style style:name="T28" style:parent-style-name="Policepardéfaut" style:family="text">
      <style:text-properties fo:font-size="12pt" style:font-size-asian="12pt" style:font-size-complex="12pt"/>
    </style:style>
    <style:style style:name="T29" style:parent-style-name="Policepardéfaut" style:family="text">
      <style:text-properties fo:font-weight="bold" style:font-weight-asian="bold" style:font-weight-complex="bold" fo:font-size="12pt" style:font-size-asian="12pt" style:font-size-complex="12pt"/>
    </style:style>
    <style:style style:name="T30" style:parent-style-name="Policepardéfaut" style:family="text">
      <style:text-properties fo:font-size="12pt" style:font-size-asian="12pt" style:font-size-complex="12pt"/>
    </style:style>
    <style:style style:name="T31" style:parent-style-name="Policepardéfaut" style:family="text">
      <style:text-properties fo:font-weight="bold" style:font-weight-asian="bold" style:font-weight-complex="bold" fo:font-size="12pt" style:font-size-asian="12pt" style:font-size-complex="12pt"/>
    </style:style>
    <style:style style:name="T32" style:parent-style-name="Policepardéfaut" style:family="text">
      <style:text-properties fo:font-weight="bold" style:font-weight-asian="bold" style:font-weight-complex="bold" fo:font-size="12pt" style:font-size-asian="12pt" style:font-size-complex="12pt"/>
    </style:style>
    <style:style style:name="T33" style:parent-style-name="Policepardéfaut" style:family="text">
      <style:text-properties fo:font-size="12pt" style:font-size-asian="12pt" style:font-size-complex="12pt"/>
    </style:style>
    <style:style style:name="T34" style:parent-style-name="Policepardéfaut" style:family="text">
      <style:text-properties fo:font-weight="bold" style:font-weight-asian="bold" style:font-weight-complex="bold" fo:font-size="12pt" style:font-size-asian="12pt" style:font-size-complex="12pt"/>
    </style:style>
    <style:style style:name="T35" style:parent-style-name="Policepardéfaut" style:family="text">
      <style:text-properties fo:font-size="12pt" style:font-size-asian="12pt" style:font-size-complex="12pt"/>
    </style:style>
    <style:style style:name="T36" style:parent-style-name="Policepardéfaut" style:family="text">
      <style:text-properties fo:font-weight="bold" style:font-weight-asian="bold" style:font-weight-complex="bold" fo:font-size="12pt" style:font-size-asian="12pt" style:font-size-complex="12pt"/>
    </style:style>
    <style:style style:name="T37" style:parent-style-name="Policepardéfaut" style:family="text">
      <style:text-properties fo:font-size="12pt" style:font-size-asian="12pt" style:font-size-complex="12pt"/>
    </style:style>
    <style:style style:name="T38" style:parent-style-name="Policepardéfaut" style:family="text">
      <style:text-properties fo:font-size="12pt" style:font-size-asian="12pt" style:font-size-complex="12pt"/>
    </style:style>
    <style:style style:name="T39" style:parent-style-name="Lienhypertexte" style:family="text">
      <style:text-properties fo:font-size="12pt" style:font-size-asian="12pt" style:font-size-complex="12pt"/>
    </style:style>
    <style:style style:name="T40" style:parent-style-name="Policepardéfaut" style:family="text">
      <style:text-properties fo:font-size="12pt" style:font-size-asian="12pt" style:font-size-complex="12pt"/>
    </style:style>
    <style:style style:name="T41" style:parent-style-name="Policepardéfaut" style:family="text">
      <style:text-properties fo:font-weight="bold" style:font-weight-asian="bold" style:font-weight-complex="bold" fo:font-size="12pt" style:font-size-asian="12pt" style:font-size-complex="12pt"/>
    </style:style>
    <style:style style:name="T42" style:parent-style-name="Policepardéfaut" style:family="text">
      <style:text-properties fo:font-size="12pt" style:font-size-asian="12pt" style:font-size-complex="12pt"/>
    </style:style>
    <style:style style:name="T43" style:parent-style-name="Policepardéfaut" style:family="text">
      <style:text-properties fo:font-size="12pt" style:font-size-asian="12pt" style:font-size-complex="12pt"/>
    </style:style>
    <style:style style:name="T44" style:parent-style-name="Policepardéfaut" style:family="text">
      <style:text-properties fo:font-weight="bold" style:font-weight-asian="bold" style:font-weight-complex="bold"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paragraph-properties fo:margin-left="1.475in" fo:text-indent="0.4916in">
        <style:tab-stops/>
      </style:paragraph-properties>
      <style:text-properties fo:font-weight="bold" style:font-weight-asian="bold" style:font-weight-complex="bold" fo:font-size="12pt" style:font-size-asian="12pt" style:font-size-complex="12pt"/>
    </style:style>
    <style:style style:name="P47" style:parent-style-name="Normal" style:family="paragraph">
      <style:paragraph-properties fo:margin-left="1.475in" fo:text-indent="0.4916in">
        <style:tab-stops/>
      </style:paragraph-properties>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T58"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59"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language-complex="he" style:country-complex="IL"/>
    </style:style>
    <style:style style:name="T60"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 style:parent-style-name="Normal" style:family="paragraph">
      <style:text-properties style:font-name-complex="Calibri" fo:font-size="12pt" style:font-size-asian="12pt" style:font-size-complex="12pt"/>
    </style:style>
    <style:style style:name="P62" style:parent-style-name="Normal" style:family="paragraph">
      <style:text-properties style:font-name-complex="Calibri" fo:font-size="12pt" style:font-size-asian="12pt" style:font-size-complex="12pt"/>
    </style:style>
    <style:style style:name="T63"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64"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language-complex="he" style:country-complex="IL"/>
    </style:style>
    <style:style style:name="T65"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6" style:parent-style-name="Normal" style:family="paragraph">
      <style:text-properties style:font-name-complex="Calibri" fo:font-size="12pt" style:font-size-asian="12pt" style:font-size-complex="12pt"/>
    </style:style>
    <style:style style:name="T67"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68"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language-complex="he" style:country-complex="IL"/>
    </style:style>
    <style:style style:name="T69"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0" style:parent-style-name="Normal" style:family="paragraph">
      <style:text-properties style:font-name-complex="Calibri" fo:font-size="12pt" style:font-size-asian="12pt" style:font-size-complex="12pt"/>
    </style:style>
    <style:style style:name="P71" style:parent-style-name="Normal" style:family="paragraph">
      <style:text-properties style:font-name-complex="Calibri" fo:font-size="12pt" style:font-size-asian="12pt" style:font-size-complex="12pt"/>
    </style:style>
    <style:style style:name="P72" style:parent-style-name="Normal" style:family="paragraph">
      <style:paragraph-properties fo:margin-left="1.475in" fo:text-indent="0.4916in">
        <style:tab-stops/>
      </style:paragraph-properties>
    </style:style>
    <style:style style:name="T73"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74"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language-complex="he" style:country-complex="IL"/>
    </style:style>
    <style:style style:name="T75"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76"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77" style:parent-style-name="Policepardéfaut" style:family="text">
      <style:text-properties style:font-name-complex="Calibri" fo:font-size="12pt" style:font-size-asian="12pt" style:font-size-complex="12pt"/>
    </style:style>
    <style:style style:name="T78" style:parent-style-name="Policepardéfaut" style:family="text">
      <style:text-properties style:font-name-complex="Calibri" fo:font-size="12pt" style:font-size-asian="12pt" style:font-size-complex="12pt"/>
    </style:style>
    <style:style style:name="T79" style:parent-style-name="Policepardéfaut" style:family="text">
      <style:text-properties style:font-name-complex="Calibri" fo:font-size="14pt" style:font-size-asian="14pt" style:font-size-complex="14pt"/>
    </style:style>
    <style:style style:name="T80" style:parent-style-name="Policepardéfaut" style:family="text">
      <style:text-properties style:font-name-complex="Calibri" fo:font-size="12pt" style:font-size-asian="12pt" style:font-size-complex="12pt"/>
    </style:style>
    <style:style style:name="T81" style:parent-style-name="Policepardéfaut" style:family="text">
      <style:text-properties style:font-name-complex="Calibri" fo:font-size="12pt" style:font-size-asian="12pt" style:font-size-complex="12pt"/>
    </style:style>
    <style:style style:name="T82" style:parent-style-name="Policepardéfaut" style:family="text">
      <style:text-properties style:font-name-complex="Calibri" fo:font-size="12pt" style:font-size-asian="12pt" style:font-size-complex="12pt"/>
    </style:style>
    <style:style style:name="T83" style:parent-style-name="Policepardéfaut" style:family="text">
      <style:text-properties style:font-name-complex="Calibri" fo:font-size="12pt" style:font-size-asian="12pt" style:font-size-complex="12pt"/>
    </style:style>
    <style:style style:name="P84" style:parent-style-name="Normal" style:family="paragraph">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T90" style:parent-style-name="Policepardéfaut" style:family="text">
      <style:text-properties fo:font-size="12pt" style:font-size-asian="12pt" style:font-size-complex="12pt"/>
    </style:style>
    <style:style style:name="T91" style:parent-style-name="Policepardéfaut" style:family="text">
      <style:text-properties fo:font-size="12pt" style:font-size-asian="12pt" style:font-size-complex="12pt"/>
    </style:style>
    <style:style style:name="T92" style:parent-style-name="Policepardéfaut" style:family="text">
      <style:text-properties fo:font-size="12pt" style:font-size-asian="12pt" style:font-size-complex="12pt"/>
    </style:style>
    <style:style style:name="T93" style:parent-style-name="Policepardéfaut" style:family="text">
      <style:text-properties fo:font-size="12pt" style:font-size-asian="12pt" style:font-size-complex="12pt"/>
    </style:style>
    <style:style style:name="T94" style:parent-style-name="Policepardéfaut" style:family="text">
      <style:text-properties fo:font-size="12pt" style:font-size-asian="12pt" style:font-size-complex="12pt"/>
    </style:style>
    <style:style style:name="T95" style:parent-style-name="Policepardéfaut" style:family="text">
      <style:text-properties fo:font-size="12pt" style:font-size-asian="12pt" style:font-size-complex="12pt"/>
    </style:style>
    <style:style style:name="T96" style:parent-style-name="Policepardéfaut" style:family="text">
      <style:text-properties fo:font-size="12pt" style:font-size-asian="12pt" style:font-size-complex="12pt"/>
    </style:style>
    <style:style style:name="T97" style:parent-style-name="Policepardéfaut" style:family="text">
      <style:text-properties fo:font-weight="bold" style:font-weight-asian="bold" style:font-weight-complex="bold" fo:font-size="12pt" style:font-size-asian="12pt" style:font-size-complex="12pt"/>
    </style:style>
    <style:style style:name="T98" style:parent-style-name="Policepardéfaut" style:family="text">
      <style:text-properties fo:font-weight="bold" style:font-weight-asian="bold" style:font-weight-complex="bold" fo:font-size="12pt" style:font-size-asian="12pt" style:font-size-complex="12pt"/>
    </style:style>
    <style:style style:name="T99" style:parent-style-name="Policepardéfaut" style:family="text">
      <style:text-properties fo:font-weight="bold" style:font-weight-asian="bold" style:font-weight-complex="bold" fo:font-size="12pt" style:font-size-asian="12pt" style:font-size-complex="12pt"/>
    </style:style>
    <style:style style:name="T100" style:parent-style-name="Policepardéfaut" style:family="text">
      <style:text-properties fo:font-size="12pt" style:font-size-asian="12pt" style:font-size-complex="12pt"/>
    </style:style>
    <style:style style:name="T101" style:parent-style-name="Policepardéfaut" style:family="text">
      <style:text-properties fo:font-weight="bold" style:font-weight-asian="bold" style:font-weight-complex="bold" fo:font-size="12pt" style:font-size-asian="12pt" style:font-size-complex="12pt"/>
    </style:style>
    <style:style style:name="T102" style:parent-style-name="Policepardéfaut" style:family="text">
      <style:text-properties fo:font-weight="bold" style:font-weight-asian="bold" style:font-weight-complex="bold" fo:font-size="12pt" style:font-size-asian="12pt" style:font-size-complex="12pt"/>
    </style:style>
    <style:style style:name="T103" style:parent-style-name="Policepardéfaut" style:family="text">
      <style:text-properties fo:font-weight="bold" style:font-weight-asian="bold" style:font-weight-complex="bold" fo:font-size="12pt" style:font-size-asian="12pt" style:font-size-complex="12pt"/>
    </style:style>
    <style:style style:name="T104" style:parent-style-name="Policepardéfaut" style:family="text">
      <style:text-properties fo:font-weight="bold" style:font-weight-asian="bold" style:font-weight-complex="bold" fo:font-size="12pt" style:font-size-asian="12pt" style:font-size-complex="12pt"/>
    </style:style>
    <style:style style:name="T105" style:parent-style-name="Policepardéfaut" style:family="text">
      <style:text-properties fo:font-size="12pt" style:font-size-asian="12pt" style:font-size-complex="12pt"/>
    </style:style>
    <style:style style:name="T106" style:parent-style-name="Policepardéfaut" style:family="text">
      <style:text-properties fo:font-size="12pt" style:font-size-asian="12pt" style:font-size-complex="12pt"/>
    </style:style>
    <style:style style:name="T107"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8" style:parent-style-name="Normal" style:family="paragraph">
      <style:text-properties fo:font-size="12pt" style:font-size-asian="12pt" style:font-size-complex="12pt"/>
    </style:style>
    <style:style style:name="T109"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10"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language-complex="he" style:country-complex="IL"/>
    </style:style>
    <style:style style:name="T111"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2" style:parent-style-name="Normal" style:family="paragraph">
      <style:text-properties fo:font-size="12pt" style:font-size-asian="12pt" style:font-size-complex="12pt"/>
    </style:style>
    <style:style style:name="T113"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14"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language-complex="he" style:country-complex="IL"/>
    </style:style>
    <style:style style:name="T115"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6" style:parent-style-name="Normal" style:family="paragraph">
      <style:text-properties fo:font-size="12pt" style:font-size-asian="12pt" style:font-size-complex="12pt"/>
    </style:style>
    <style:style style:name="P117" style:parent-style-name="Normal" style:family="paragraph">
      <style:text-properties fo:font-size="12pt" style:font-size-asian="12pt" style:font-size-complex="12pt"/>
    </style:style>
    <style:style style:name="T118"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19"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language-complex="he" style:country-complex="IL"/>
    </style:style>
    <style:style style:name="T120"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21"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2" style:parent-style-name="Normal" style:family="paragraph">
      <style:text-properties fo:font-size="12pt" style:font-size-asian="12pt" style:font-size-complex="12pt"/>
    </style:style>
    <style:style style:name="P123" style:parent-style-name="Normal" style:family="paragraph">
      <style:text-properties fo:font-size="12pt" style:font-size-asian="12pt" style:font-size-complex="12pt"/>
    </style:style>
    <style:style style:name="P124" style:parent-style-name="Normal" style:family="paragraph">
      <style:text-properties fo:font-size="12pt" style:font-size-asian="12pt" style:font-size-complex="12pt"/>
    </style:style>
    <style:style style:name="P125" style:parent-style-name="Normal" style:family="paragraph">
      <style:paragraph-properties fo:margin-left="0.9833in" fo:text-indent="0.4916in">
        <style:tab-stops/>
      </style:paragraph-properties>
    </style:style>
    <style:style style:name="T126"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27"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language-complex="he" style:country-complex="IL"/>
    </style:style>
    <style:style style:name="T128"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29"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30" style:parent-style-name="Normal" style:family="paragraph">
      <style:text-properties fo:font-size="12pt" style:font-size-asian="12pt" style:font-size-complex="12pt"/>
    </style:style>
    <style:style style:name="P131" style:parent-style-name="Paragraphedeliste" style:list-style-name="LFO1" style:family="paragraph">
      <style:text-properties fo:font-size="12pt" style:font-size-asian="12pt" style:font-size-complex="12pt"/>
    </style:style>
    <style:style style:name="P132" style:parent-style-name="Paragraphedeliste" style:list-style-name="LFO1" style:family="paragraph">
      <style:text-properties fo:font-size="12pt" style:font-size-asian="12pt" style:font-size-complex="12pt"/>
    </style:style>
    <style:style style:name="P133" style:parent-style-name="Paragraphedeliste" style:list-style-name="LFO1" style:family="paragraph">
      <style:text-properties fo:font-size="12pt" style:font-size-asian="12pt" style:font-size-complex="12pt"/>
    </style:style>
    <style:style style:name="P134" style:parent-style-name="Paragraphedeliste" style:list-style-name="LFO1" style:family="paragraph">
      <style:text-properties fo:font-size="12pt" style:font-size-asian="12pt" style:font-size-complex="12pt"/>
    </style:style>
    <style:style style:name="P135" style:parent-style-name="Paragraphedeliste" style:list-style-name="LFO1" style:family="paragraph">
      <style:text-properties fo:font-size="12pt" style:font-size-asian="12pt" style:font-size-complex="12pt"/>
    </style:style>
    <style:style style:name="P136" style:parent-style-name="Normal" style:family="paragraph">
      <style:text-properties fo:font-size="12pt" style:font-size-asian="12pt" style:font-size-complex="12pt"/>
    </style:style>
    <style:style style:name="P137" style:parent-style-name="Normal" style:family="paragraph">
      <style:text-properties fo:font-size="12pt" style:font-size-asian="12pt" style:font-size-complex="12pt"/>
    </style:style>
    <style:style style:name="P138" style:parent-style-name="Paragraphedeliste" style:list-style-name="LFO2"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39"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40" style:parent-style-name="Normal" style:family="paragraph">
      <style:text-properties fo:font-size="12pt" style:font-size-asian="12pt" style:font-size-complex="12pt"/>
    </style:style>
    <style:style style:name="P141" style:parent-style-name="Paragraphedeliste" style:list-style-name="LFO2" style:family="paragraph">
      <style:text-properties fo:font-size="12pt" style:font-size-asian="12pt" style:font-size-complex="12pt"/>
    </style:style>
    <style:style style:name="P142" style:parent-style-name="Paragraphedeliste" style:list-style-name="LFO1" style:family="paragraph">
      <style:text-properties fo:font-size="12pt" style:font-size-asian="12pt" style:font-size-complex="12pt"/>
    </style:style>
    <style:style style:name="P143" style:parent-style-name="Paragraphedeliste" style:list-style-name="LFO1" style:family="paragraph">
      <style:text-properties fo:font-size="12pt" style:font-size-asian="12pt" style:font-size-complex="12pt"/>
    </style:style>
    <style:style style:name="P144" style:parent-style-name="Paragraphedeliste" style:list-style-name="LFO2" style:family="paragraph">
      <style:text-properties fo:font-size="12pt" style:font-size-asian="12pt" style:font-size-complex="12pt"/>
    </style:style>
    <style:style style:name="P145" style:parent-style-name="Paragraphedeliste" style:list-style-name="LFO1" style:family="paragraph">
      <style:text-properties fo:font-size="12pt" style:font-size-asian="12pt" style:font-size-complex="12pt"/>
    </style:style>
    <style:style style:name="P146" style:parent-style-name="Paragraphedeliste" style:list-style-name="LFO1" style:family="paragraph">
      <style:text-properties fo:font-size="12pt" style:font-size-asian="12pt" style:font-size-complex="12pt"/>
    </style:style>
    <style:style style:name="P147" style:parent-style-name="Paragraphedeliste" style:list-style-name="LFO1" style:family="paragraph">
      <style:text-properties fo:font-size="12pt" style:font-size-asian="12pt" style:font-size-complex="12pt"/>
    </style:style>
    <style:style style:name="P148" style:parent-style-name="Paragraphedeliste" style:list-style-name="LFO2" style:family="paragraph">
      <style:text-properties fo:font-size="12pt" style:font-size-asian="12pt" style:font-size-complex="12pt"/>
    </style:style>
    <style:style style:name="P149" style:parent-style-name="Paragraphedeliste" style:list-style-name="LFO1" style:family="paragraph">
      <style:text-properties fo:font-size="12pt" style:font-size-asian="12pt" style:font-size-complex="12pt"/>
    </style:style>
    <style:style style:name="P150" style:parent-style-name="Paragraphedeliste" style:list-style-name="LFO1" style:family="paragraph">
      <style:text-properties fo:font-size="12pt" style:font-size-asian="12pt" style:font-size-complex="12pt"/>
    </style:style>
    <style:style style:name="P151" style:parent-style-name="Paragraphedeliste" style:list-style-name="LFO1" style:family="paragraph">
      <style:text-properties fo:font-size="12pt" style:font-size-asian="12pt" style:font-size-complex="12pt"/>
    </style:style>
    <style:style style:name="P152" style:parent-style-name="Paragraphedeliste" style:list-style-name="LFO1" style:family="paragraph">
      <style:text-properties fo:font-size="12pt" style:font-size-asian="12pt" style:font-size-complex="12pt"/>
    </style:style>
    <style:style style:name="P153" style:parent-style-name="Paragraphedeliste" style:list-style-name="LFO3" style:family="paragraph">
      <style:text-properties fo:font-size="12pt" style:font-size-asian="12pt" style:font-size-complex="12pt"/>
    </style:style>
    <style:style style:name="P154" style:parent-style-name="Paragraphedeliste" style:list-style-name="LFO1" style:family="paragraph">
      <style:text-properties fo:font-size="12pt" style:font-size-asian="12pt" style:font-size-complex="12pt"/>
    </style:style>
    <style:style style:name="P155" style:parent-style-name="Paragraphedeliste" style:list-style-name="LFO1" style:family="paragraph">
      <style:text-properties fo:font-size="12pt" style:font-size-asian="12pt" style:font-size-complex="12pt"/>
    </style:style>
    <style:style style:name="P156" style:parent-style-name="Paragraphedeliste" style:list-style-name="LFO1" style:family="paragraph">
      <style:text-properties fo:font-size="12pt" style:font-size-asian="12pt" style:font-size-complex="12pt"/>
    </style:style>
    <style:style style:name="P157" style:parent-style-name="Paragraphedeliste" style:list-style-name="LFO1" style:family="paragraph">
      <style:text-properties fo:font-size="12pt" style:font-size-asian="12pt" style:font-size-complex="12pt"/>
    </style:style>
    <style:style style:name="P158" style:parent-style-name="Paragraphedeliste" style:list-style-name="LFO1" style:family="paragraph">
      <style:text-properties fo:font-size="12pt" style:font-size-asian="12pt" style:font-size-complex="12pt"/>
    </style:style>
    <style:style style:name="P159" style:parent-style-name="Paragraphedeliste" style:list-style-name="LFO1" style:family="paragraph">
      <style:text-properties fo:font-size="12pt" style:font-size-asian="12pt" style:font-size-complex="12pt"/>
    </style:style>
    <style:style style:name="P160" style:parent-style-name="Paragraphedeliste" style:list-style-name="LFO1" style:family="paragraph">
      <style:text-properties fo:font-size="12pt" style:font-size-asian="12pt" style:font-size-complex="12pt"/>
    </style:style>
    <style:style style:name="P161" style:parent-style-name="Paragraphedeliste" style:list-style-name="LFO3" style:family="paragraph">
      <style:text-properties fo:font-size="12pt" style:font-size-asian="12pt" style:font-size-complex="12pt"/>
    </style:style>
    <style:style style:name="P162" style:parent-style-name="Normal" style:family="paragraph">
      <style:paragraph-properties fo:margin-left="0.9833in">
        <style:tab-stops/>
      </style:paragraph-properties>
      <style:text-properties fo:font-size="12pt" style:font-size-asian="12pt" style:font-size-complex="12pt"/>
    </style:style>
    <style:style style:name="P163" style:parent-style-name="Paragraphedeliste" style:list-style-name="LFO1" style:family="paragraph">
      <style:text-properties fo:font-size="12pt" style:font-size-asian="12pt" style:font-size-complex="12pt"/>
    </style:style>
    <style:style style:name="P164" style:parent-style-name="Paragraphedeliste" style:list-style-name="LFO1" style:family="paragraph">
      <style:text-properties fo:font-size="12pt" style:font-size-asian="12pt" style:font-size-complex="12pt"/>
    </style:style>
    <style:style style:name="P165" style:parent-style-name="Sansinterligne" style:family="paragraph">
      <style:text-properties fo:font-size="12pt" style:font-size-asian="12pt" style:font-size-complex="12pt"/>
    </style:style>
    <style:style style:name="P166" style:parent-style-name="Sansinterligne" style:family="paragraph">
      <style:text-properties fo:font-size="12pt" style:font-size-asian="12pt" style:font-size-complex="12pt"/>
    </style:style>
    <style:style style:name="T167"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68" style:parent-style-name="Normal" style:family="paragraph">
      <style:text-properties fo:font-size="12pt" style:font-size-asian="12pt" style:font-size-complex="12pt"/>
    </style:style>
    <style:style style:name="P169" style:parent-style-name="Normal" style:family="paragraph">
      <style:text-properties fo:font-size="12pt" style:font-size-asian="12pt" style:font-size-complex="12pt"/>
    </style:style>
    <style:style style:name="T170"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71"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72"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language-complex="he" style:country-complex="IL"/>
    </style:style>
    <style:style style:name="T173" style:parent-style-name="Policepardéfau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language-complex="he" style:country-complex="IL"/>
    </style:style>
    <style:style style:name="T174"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75" style:parent-style-name="Normal" style:family="paragraph">
      <style:text-properties fo:font-size="12pt" style:font-size-asian="12pt" style:font-size-complex="12pt"/>
    </style:style>
    <style:style style:name="P176" style:parent-style-name="Normal" style:family="paragraph">
      <style:text-properties fo:font-size="12pt" style:font-size-asian="12pt" style:font-size-complex="12pt"/>
    </style:style>
    <style:style style:name="P177" style:parent-style-name="Normal" style:family="paragraph">
      <style:text-properties fo:font-size="12pt" style:font-size-asian="12pt" style:font-size-complex="12pt"/>
    </style:style>
    <style:style style:name="P178" style:parent-style-name="Normal" style:family="paragraph">
      <style:text-properties fo:font-size="12pt" style:font-size-asian="12pt" style:font-size-complex="12pt"/>
    </style:style>
    <style:style style:name="P179" style:parent-style-name="Normal" style:family="paragraph">
      <style:paragraph-properties fo:margin-left="1.9666in" fo:text-indent="0.4916in">
        <style:tab-stops/>
      </style:paragraph-properties>
    </style:style>
    <style:style style:name="T180" style:parent-style-name="Policepardéfaut" style:family="text">
      <style:text-properties fo:font-weight="bold" style:font-weight-asian="bold" style:font-weight-complex="bold" fo:font-size="12pt" style:font-size-asian="12pt" style:font-size-complex="12pt"/>
    </style:style>
    <style:style style:name="T181" style:parent-style-name="Policepardéfaut" style:family="text">
      <style:text-properties fo:font-weight="bold" style:font-weight-asian="bold" style:font-weight-complex="bold" fo:font-size="12pt" style:font-size-asian="12pt" style:font-size-complex="12pt"/>
    </style:style>
    <style:style style:name="T182" style:parent-style-name="Policepardéfaut" style:family="text">
      <style:text-properties fo:font-weight="bold" style:font-weight-asian="bold" style:font-weight-complex="bold" fo:font-size="12pt" style:font-size-asian="12pt" style:font-size-complex="12pt"/>
    </style:style>
    <style:style style:name="P183" style:parent-style-name="Normal" style:family="paragraph">
      <style:text-properties fo:font-weight="bold" style:font-weight-asian="bold" style:font-weight-complex="bold" fo:font-size="12pt" style:font-size-asian="12pt" style:font-size-complex="12pt"/>
    </style:style>
    <style:style style:name="T184" style:parent-style-name="Policepardéfaut" style:family="text">
      <style:text-properties fo:font-weight="bold" style:font-weight-asian="bold" style:font-weight-complex="bold" fo:font-size="12pt" style:font-size-asian="12pt" style:font-size-complex="12pt"/>
    </style:style>
    <style:style style:name="T185" style:parent-style-name="Policepardéfaut" style:family="text">
      <style:text-properties fo:font-size="12pt" style:font-size-asian="12pt" style:font-size-complex="12pt"/>
    </style:style>
    <style:style style:name="T186" style:parent-style-name="Policepardéfaut" style:family="text">
      <style:text-properties fo:font-size="12pt" style:font-size-asian="12pt" style:font-size-complex="12pt"/>
    </style:style>
    <style:style style:name="T187" style:parent-style-name="Policepardéfaut" style:family="text">
      <style:text-properties fo:font-size="12pt" style:font-size-asian="12pt" style:font-size-complex="12pt"/>
    </style:style>
    <style:style style:name="T188" style:parent-style-name="Policepardéfaut" style:family="text">
      <style:text-properties fo:font-size="12pt" style:font-size-asian="12pt" style:font-size-complex="12pt"/>
    </style:style>
    <style:style style:name="T189" style:parent-style-name="Policepardéfaut" style:family="text">
      <style:text-properties fo:font-size="12pt" style:font-size-asian="12pt" style:font-size-complex="12pt"/>
    </style:style>
    <style:style style:name="T190" style:parent-style-name="Policepardéfaut" style:family="text">
      <style:text-properties fo:font-size="12pt" style:font-size-asian="12pt" style:font-size-complex="12pt"/>
    </style:style>
    <style:style style:name="T191" style:parent-style-name="Policepardéfaut" style:family="text">
      <style:text-properties fo:font-size="12pt" style:font-size-asian="12pt" style:font-size-complex="12pt"/>
    </style:style>
    <style:style style:name="T192" style:parent-style-name="Policepardéfaut" style:family="text">
      <style:text-properties fo:font-size="12pt" style:font-size-asian="12pt" style:font-size-complex="12pt"/>
    </style:style>
    <style:style style:name="T193" style:parent-style-name="Policepardéfaut" style:family="text">
      <style:text-properties fo:font-weight="bold" style:font-weight-asian="bold" style:font-weight-complex="bold" fo:font-size="12pt" style:font-size-asian="12pt" style:font-size-complex="12pt"/>
    </style:style>
    <style:style style:name="P194" style:parent-style-name="Normal" style:family="paragraph">
      <style:text-properties fo:font-size="12pt" style:font-size-asian="12pt" style:font-size-complex="12pt"/>
    </style:style>
    <style:style style:name="P195" style:parent-style-name="Normal" style:family="paragraph">
      <style:text-properties fo:font-size="12pt" style:font-size-asian="12pt" style:font-size-complex="12pt"/>
    </style:style>
    <style:style style:name="P196" style:parent-style-name="Normal" style:family="paragraph">
      <style:text-properties fo:font-size="12pt" style:font-size-asian="12pt" style:font-size-complex="12pt"/>
    </style:style>
    <style:style style:name="T197" style:parent-style-name="Policepardéfaut" style:family="text">
      <style:text-properties fo:font-weight="bold" style:font-weight-asian="bold" style:font-weight-complex="bold" fo:font-size="12pt" style:font-size-asian="12pt" style:font-size-complex="12pt"/>
    </style:style>
    <style:style style:name="T198" style:parent-style-name="Policepardéfaut" style:family="text">
      <style:text-properties fo:font-weight="bold" style:font-weight-asian="bold" style:font-weight-complex="bold"/>
    </style:style>
    <style:style style:name="T199" style:parent-style-name="Policepardéfaut" style:family="text">
      <style:text-properties fo:font-weight="bold" style:font-weight-asian="bold" style:font-weight-complex="bold"/>
    </style:style>
    <style:style style:name="T200" style:parent-style-name="Policepardéfaut" style:family="text">
      <style:text-properties fo:font-weight="bold" style:font-weight-asian="bold" style:font-weight-complex="bold"/>
    </style:style>
    <style:style style:name="T201" style:parent-style-name="Policepardéfaut" style:family="text">
      <style:text-properties fo:font-weight="bold" style:font-weight-asian="bold" style:font-weight-complex="bold" fo:font-size="12pt" style:font-size-asian="12pt" style:font-size-complex="12pt"/>
    </style:style>
    <style:style style:name="T202" style:parent-style-name="Policepardéfaut" style:family="text">
      <style:text-properties fo:font-weight="bold" style:font-weight-asian="bold" style:font-weight-complex="bold"/>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left" style:wrap="parallel" style:wrap-contour="false" draw:fill="solid" draw:fill-color="#4472c4" draw:opacity="100%" draw:stroke="none"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11"><draw:custom-shape svg:x="-0.3125in" svg:y="1.75625in" svg:width="6.79028in" svg:height="1.53681in" draw:z-index="251662336" draw:id="id1" draw:style-name="a4" draw:name="Forme automatique 2" text:anchor-type="paragraph"><svg:title/><svg:desc/><text:p text:style-name="P12">CONTRAT DE TRAVAIL</text:p><text:p text:style-name="P13"><text:span text:style-name="T14">A DUREE DETERMINEE</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2815"/><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15">Entre</text:p>
      <text:p text:style-name="Normal"><text:span text:style-name="T16">La société<text:s/></text:span><text:span text:style-name="T17">JAGUAR SECURITY SERVICES (JSS SARL)</text:span><text:span text:style-name="T18"><text:s/>sis à Gbêssia AEROPORT INTERNATIONALE d’AHMED SEKOU TOURE DE CONAKRY Commune de Matoto, Enregistré :</text:span></text:p>
      <text:p text:style-name="Normal"><text:span text:style-name="T19">Au REGISTRE DE COMMERCE ET DU<text:s/></text:span><text:span text:style-name="T20">CREDIT MOBILIER sous le<text:s/></text:span><text:span text:style-name="T21">N° Entreprise/RCCM/GNTCC.2020. B.07295<text:s/></text:span><text:span text:style-name="T22">par le ministère de la justice.</text:span></text:p>
      <text:p text:style-name="Normal"><text:span text:style-name="T23">Au ministère du budget sous<text:s/></text:span><text:span text:style-name="T24">le N°16717/MB/DMI/CI/2020 (Certificat D’Immatriculation Fiscale)</text:span></text:p>
      <text:p text:style-name="Normal"><text:span text:style-name="T25">Au ministère de la sécurité et de la protection civile<text:s/></text:span><text:span text:style-name="T26">(Décision N°0</text:span><text:span text:style-name="T27">51/MSPC/CAB/DGSP/22)</text:span><text:span text:style-name="T28"><text:s/>portant autorisation Administrative de fonctionnement pour les Entreprises et Sociétés de Sécurité privée.<text:s/></text:span><text:span text:style-name="T29">(Pour le gardiennage et la surveillance).</text:span></text:p>
      <text:p text:style-name="Normal"><text:span text:style-name="T30">Au ministère de la sécurité et de la protection civile<text:s/></text:span><text:span text:style-name="T31">(Décision N°096/MSPC/CAB/DGPN/D</text:span><text:span text:style-name="T32">CSP/22)</text:span><text:span text:style-name="T33"><text:s/>Portant autorisation Administrative de Fonctionnement<text:s/></text:span><text:span text:style-name="T34">pour la Sécurité Cynophile.</text:span></text:p>
      <text:p text:style-name="Normal"><text:span text:style-name="T35">Représenté par son Président Directeur Général (PDG), Monsieur<text:s/></text:span><text:span text:style-name="T36">Moussa Touré</text:span><text:span text:style-name="T37">, agissant en qualité de « Président Directeur Général de JAGUAR SECURITY SERVICES SARL ».</text:span></text:p>
      <text:p text:style-name="Normal"><text:span text:style-name="T38">Email :<text:s/></text:span><text:a xlink:href="mailto:jaguar28jss@gmail.com" office:target-frame-name="_top" xlink:show="replace"><text:span text:style-name="T39">jaguar28jss@gmail.com</text:span></text:a><text:span text:style-name="T40">, <text:s/></text:span><text:span text:style-name="T41">Tél : 625 12 32 32/661 04 04 02,</text:span><text:span text:style-name="T42"><text:s/>dument habilité à signer ce présent contrat ;</text:span></text:p>
      <text:p text:style-name="Normal"><text:span text:style-name="T43">Ci-après désignée<text:s/></text:span><text:span text:style-name="T44">« Employeur »</text:span></text:p>
      <text:p text:style-name="P45"/>
      <text:p text:style-name="P46">D’UNE PART</text:p>
      <text:p text:style-name="P47"><text:s text:c="6"/>ET</text:p>
      <text:p text:style-name="P48">Monsieur/Madame ……………………………………………………………………….</text:p>
      <text:p text:style-name="P49">Née le …………/………/………à………………………………………………, Demeurant à</text:p>
      <text:p text:style-name="P50">Téléphone : + 224 …… <text:s/>…… <text:s/>…… <text:s/>……</text:p>
      <text:p text:style-name="P51">E-mail : ………………………………………….</text:p>
      <text:p text:style-name="P52">Titulaire de la carte d’identité/ d’électeur N° ………………………… Passeport N° ……………………….</text:p>
      <text:soft-page-break/>
      <text:p text:style-name="P53">Qui déclare être<text:s/>libre de tout engagent et donne libre consentement du présent contrat de travail.</text:p>
      <text:p text:style-name="P54">Ci-après dénommer « Employé ».</text:p>
      <text:p text:style-name="P55"/>
      <text:p text:style-name="P56">D’AUTRE PART</text:p>
      <text:p text:style-name="P57">Il a été établi le présent contrat régis par le code du travail de la société de la République de Guinée, institué par la loi N°L/2014/074/CNT du 10 janvier 2014 et par les textes pris en vue de son application.</text:p>
      <text:p text:style-name="Normal"><text:span text:style-name="T58">ARTICLE<text:s/></text:span><text:span text:style-name="T59">׀</text:span><text:span text:style-name="T60"><text:s/>: NATURE ET OBJET DU CONTRAT</text:span></text:p>
      <text:p text:style-name="P61">Le présent contrat est à durée déterminée de<text:s/>…………<text:s/>à compter du/ .....…/...…/<text:s/>202..…/AU...…/ ……/……../202…..<text:s/>.</text:p>
      <text:p text:style-name="P62">Ce contrat comporte une période d’essai de sept (7) jours</text:p>
      <text:p text:style-name="Normal"><text:span text:style-name="T63">ARTICLE<text:s/></text:span><text:span text:style-name="T64">׀׀</text:span><text:span text:style-name="T65"> : LIEU DE RECRUCTEMENT ET LIEU DE TRAVAIL</text:span></text:p>
      <text:p text:style-name="P66">Le lieu est situé à l’aéroport international Ahmed Sékou Touré (Matoto), il peut cependant être transféré en tout autre lieu ou la société doit ou prévoit d’intervenir sur décision de la<text:s/>Direction Générale</text:p>
      <text:p text:style-name="Normal"><text:span text:style-name="T67">ARTICLE<text:s/></text:span><text:span text:style-name="T68">׀׀׀</text:span><text:span text:style-name="T69"> : FONCTIONS</text:span></text:p>
      <text:p text:style-name="P70">Monsieur/Madame ………………………….………………………………………………………………est engagé pour assurer les fonctions<text:s/>………………………………………………………..<text:s/>Durant<text:s/>la validité du présent contrat.<text:s/>A préciser que :…………………………………………………………………………………………………………….</text:p>
      <text:p text:style-name="P71"/>
      <text:p text:style-name="P72"><text:span text:style-name="T73">ARTICLE<text:s/></text:span><text:span text:style-name="T74">׀</text:span><text:span text:style-name="T75">ꓦ</text:span><text:span text:style-name="T76"> : REMUNERATION</text:span></text:p>
      <text:p text:style-name="Normal"><text:span text:style-name="T77">La rémunération mensuelle de<text:s/></text:span><text:span text:style-name="T78">M</text:span><text:span text:style-name="T79">r</text:span><text:span text:style-name="T80">/Mme …</text:span><text:span text:style-name="T81">…</text:span><text:span text:style-name="T82">……………………</text:span><text:span text:style-name="T83">………………………………………………… Pour une durée de travail de (soixante) 60 heures par semaine, comprend les éléments suivants :</text:span></text:p>
      <text:p text:style-name="P84">Salaire de base : 600 000 GNF</text:p>
      <text:p text:style-name="P85">Indemnité de Transport : …………..……..GNF</text:p>
      <text:p text:style-name="P86">Indemnité de cherté de vie : …………….GNF</text:p>
      <text:p text:style-name="P87">Indemnité de logement : ………………….GNF</text:p>
      <text:p text:style-name="P88">Prime de responsabilité : …………….……GNF</text:p>
      <text:p text:style-name="P89">La rémunération mensuelle brute de Mr/Mme…………………………………………………………………………</text:p>
      <text:soft-page-break/>
      <text:p text:style-name="Normal"><text:span text:style-name="T90">Est fixée à la somme totale de</text:span><text:span text:style-name="T91"> …………..</text:span><text:span text:style-name="T92">……………………. GNF (………</text:span><text:span text:style-name="T93">………………………………….</text:span><text:span text:style-name="T94">……………………………………</text:span><text:span text:style-name="T95">Francs guinéens</text:span><text:span text:style-name="T96">) moins la déduction des charges sociales<text:s/></text:span><text:span text:style-name="T97">(CNSS</text:span><text:span text:style-name="T98"><text:s/>5%</text:span><text:span text:style-name="T99">)</text:span><text:span text:style-name="T100"><text:s/>et fiscales<text:s/></text:span><text:span text:style-name="T101">(RTS</text:span><text:span text:style-name="T102"><text:s/></text:span><text:span text:style-name="T103">8%</text:span><text:span text:style-name="T104">).</text:span><text:span text:style-name="T105">Net à payer est de : ……</text:span><text:span text:style-name="T106">……………………………….Francs guinéens) (……………………………………………………………………………………………….Francs guinéens).</text:span></text:p>
      <text:p text:style-name="Normal"><text:span text:style-name="T107">ARTICLE ꓦ : CONFIDENTIALITE</text:span></text:p>
      <text:p text:style-name="P108">L’employé(e) est lié (e) par une obligation de discrétion. Il/ Elle s’engage à ne communiquer à qui que ce soit, pendant toute la durée de son contrat et après sa rupture, des informations et documents sur les méthodes, l’organisation et/ou le fonctionnement de l’entreprise et à faire preuve d’une discrétion absolue sur l’ensemble des données ou informations dont il pourrait avoir connaissance, directement ou indirectement que celles-ci soient ou non en rapport avec ses fonctions.</text:p>
      <text:p text:style-name="Normal"><text:bookmark-start text:name="_Hlk140658056"/><text:span text:style-name="T109">ARTICLE ꓦ</text:span><text:bookmark-end text:name="_Hlk140658056"/><text:span text:style-name="T110">׀</text:span><text:span text:style-name="T111">: CONGES</text:span></text:p>
      <text:p text:style-name="P112">L’employé(e) bénéficiera d’un congé payé annuellement d’un congé de 2,5 jours par mois de service à salaire entier plus les indemnités de fonction ou d’intérim.</text:p>
      <text:p text:style-name="Normal"><text:span text:style-name="T113">ARTICLE ꓦ</text:span><text:span text:style-name="T114">׀׀</text:span><text:span text:style-name="T115"> : AVANTAGES SOCIAUX</text:span></text:p>
      <text:p text:style-name="P116">L’employé(e) bénéficiera du régime d’Assurance Sociale Guinéenne, (Frais, Médicaux, Accident de Travail-Maladie professionnelle-Prestation Familiales-Retraite) suivant la législation en vigueur.</text:p>
      <text:p text:style-name="P117">L’employé(e) sera immatriculé(e) à la Caisse Nationale de la Sécurité Sociale Guinéenne.</text:p>
      <text:p text:style-name="Normal"><text:span text:style-name="T118">ARTICLE ꓦ</text:span><text:span text:style-name="T119">׀׀׀</text:span><text:span text:style-name="T120"> :</text:span><text:span text:style-name="T121"><text:s/>PERIODE D’ESSAI-PREAVIS</text:span></text:p>
      <text:p text:style-name="P122">Le Contrat ne deviendra définitif qu’à<text:s/>l’issue d’une période d’essai de<text:s/>trois mois<text:s/>(03), au cours de laquelle chacune des parties pourra rompre le contrat sans indemnité.</text:p>
      <text:p text:style-name="P123">En cas de résiliation après l’engagement définitif par l’une des parties, le respect d’un mois<text:s/>(01)<text:s/><text:s/>de préavis à l’autre partie est obligatoire sous peine de dommages et intérêts.</text:p>
      <text:p text:style-name="P124"/>
      <text:p text:style-name="P125"><text:span text:style-name="T126">ARTICLE<text:s/></text:span><text:span text:style-name="T127">׀</text:span><text:span text:style-name="T128">ꓫ</text:span><text:span text:style-name="T129"> : OBLIGATION &amp; INTERDICTION</text:span></text:p>
      <text:p text:style-name="P130">Durant la validité du présent contrat de travail Mr/Mme …………………………………………………………..……………………………………………. S’engage :</text:p>
      <text:list text:style-name="LFO1" text:continue-numbering="true">
        <text:list-item>
          <text:p text:style-name="P131">A ne pas<text:s/>exercer une autre activité à caractère professionnel susceptible de nuire à la bonne marche de l’employeur ;</text:p>
        </text:list-item>
        <text:list-item>
          <text:p text:style-name="P132">A observer toutes les instructions et consignes particulières de service qui lui seront données et à respecter une stricte obligation de discrétion sur tout ce qui concerne l’activité de l’employeur ;</text:p>
        </text:list-item>
        <text:list-item>
          <text:p text:style-name="P133">A porter régulièrement la tenue de travail mise à sa disposition au lieu de travail ;</text:p>
        </text:list-item>
        <text:list-item>
          <text:p text:style-name="P134">A n’utiliser les matériels de protection que dans le strict respect de légitime défense et celle des clients dans les limites de la zone de responsabilité de l’employé(e) ;</text:p>
        </text:list-item>
        <text:list-item>
          <text:p text:style-name="P135">A rendre ces vêtements, outils et instruments en état d’usure normale dès l’achèvement du travail ou lors du règlement de son solde de tout compte et peut être tenu d’en rembourser la valeur en cas<text:s/>de non restitution.</text:p>
        </text:list-item>
      </text:list>
      <text:p text:style-name="P136">Au sein de JAGUAR SECURITY SERVICES il est également interdit :</text:p>
      <text:p text:style-name="P137"/>
      <text:list text:style-name="LFO2" text:continue-numbering="true">
        <text:list-item>
          <text:p text:style-name="P138">ALCOOL/DROGUES</text:p>
        </text:list-item>
      </text:list>
      <text:p text:style-name="P139"/>
      <text:p text:style-name="P140">Les boissons alcoolisées, la drogue ou tous produits susceptibles d’altérer la santé physique et morale de l’employé sont strictement interdites dans<text:s/>les services et postes ; absentéisme</text:p>
      <text:list text:style-name="LFO2" text:continue-numbering="true">
        <text:list-item>
          <text:p text:style-name="P141">ABSENTEISME- ABANDON- DESERTION DE POSTE</text:p>
        </text:list-item>
      </text:list>
      <text:list text:style-name="LFO1" text:continue-numbering="true">
        <text:list-item>
          <text:p text:style-name="P142">Absence non autorisée ;</text:p>
        </text:list-item>
        <text:list-item>
          <text:p text:style-name="P143">Abadon de poste sans motif valable d’urgence &amp; avec retour ;</text:p>
        </text:list-item>
      </text:list>
      <text:list text:style-name="LFO2" text:continue-numbering="true">
        <text:list-item>
          <text:p text:style-name="P144">AGRESSION/ QUERELLE SUR LE LIEU DE TRAVAIL</text:p>
        </text:list-item>
      </text:list>
      <text:list text:style-name="LFO1" text:continue-numbering="true">
        <text:list-item>
          <text:p text:style-name="P145">Propos abusifs ;</text:p>
        </text:list-item>
        <text:list-item>
          <text:p text:style-name="P146">Propos déplaisants à<text:s/>connotation éthique ou religieuse ;</text:p>
        </text:list-item>
        <text:list-item>
          <text:p text:style-name="P147">Agression/ querelle sur le lieu de travail ;</text:p>
        </text:list-item>
      </text:list>
      <text:list text:style-name="LFO2" text:continue-numbering="true">
        <text:list-item>
          <text:p text:style-name="P148">MALHONNETETE</text:p>
        </text:list-item>
      </text:list>
      <text:list text:style-name="LFO1" text:continue-numbering="true">
        <text:list-item>
          <text:p text:style-name="P149">Vol/Recel/Complicité de vol ;</text:p>
        </text:list-item>
        <text:list-item>
          <text:p text:style-name="P150">Condamnation pénale par la justice ;</text:p>
        </text:list-item>
        <text:list-item>
          <text:p text:style-name="P151">Fourniture d’information frauduleuse à la société/clientèle ;</text:p>
        </text:list-item>
        <text:list-item>
          <text:p text:style-name="P152">Possession non autorisée d’une propriété d’un client/de la société ;</text:p>
        </text:list-item>
      </text:list>
      <text:list text:style-name="LFO3" text:continue-numbering="true">
        <text:list-item>
          <text:p text:style-name="P153">INSUBORDIANTION</text:p>
        </text:list-item>
      </text:list>
      <text:list text:style-name="LFO1" text:continue-numbering="true">
        <text:list-item>
          <text:p text:style-name="P154">Refus de respecter un ordre de la hiérarchie ;</text:p>
        </text:list-item>
        <text:list-item>
          <text:p text:style-name="P155">Insolence/impolitesse envers la hiérarchie ;</text:p>
          <text:list text:continue-numbering="true">
            <text:list-item>
              <text:list>
                <text:list-item>
                  <text:p text:style-name="P156">NEGLIGENCE</text:p>
                </text:list-item>
              </text:list>
            </text:list-item>
          </text:list>
        </text:list-item>
        <text:list-item>
          <text:p text:style-name="P157">Négligence par rapport à l’uniforme/présentation corporelle ;</text:p>
        </text:list-item>
        <text:list-item>
          <text:p text:style-name="P158">Négligence grave par rapport à l’exécution des taches ;</text:p>
        </text:list-item>
        <text:list-item>
          <text:p text:style-name="P159">Détérioration ou mouvais usage de la propriété/des équipements ;</text:p>
        </text:list-item>
        <text:list-item>
          <text:p text:style-name="P160">Dormir au poste aux heures de service ;</text:p>
        </text:list-item>
      </text:list>
      <text:list text:style-name="LFO3" text:continue-numbering="true">
        <text:list-item>
          <text:p text:style-name="P161">HARCELLEMENT SEXUEL ET AUTRES</text:p>
        </text:list-item>
      </text:list>
      <text:p text:style-name="P162">HARCELLEMENTS</text:p>
      <text:list text:style-name="LFO1" text:continue-numbering="true">
        <text:list-item>
          <text:p text:style-name="P163">Suggestion/Allusions inappropriées, exhibition des images ou photos sexuellement choquant ;</text:p>
        </text:list-item>
        <text:list-item>
          <text:p text:style-name="P164">Harcèlement sexuel/moral.</text:p>
        </text:list-item>
      </text:list>
      <text:p text:style-name="P165">L’employé(e) s’engage à exercer avec sérieux et professionnalisme son travail.</text:p>
      <text:p text:style-name="P166"/>
      <text:p text:style-name="Normal"><text:span text:style-name="T167">ARTICLE ꓫ : EXTINCTION ET PREAVIS</text:span></text:p>
      <text:p text:style-name="P168">En cas de résiliation après l’engagement définitif par l’une des parties, un délai de préavis sera respecté conformément à la législation en vigueur, sous peine de dommages et intérêts.</text:p>
      <text:p text:style-name="P169">Ce contrat est régi par le code du Travail Guinéen, il pourra être resilié à tout moment par la société en cas de faute grave et sans indemnité, ni préavis, conformément aux dispositions légales en vigueur.</text:p>
      <text:p text:style-name="Normal"><text:span text:style-name="T170">ARTICLE<text:s/></text:span><text:span text:style-name="T171">ꓫ</text:span><text:span text:style-name="T172">׀</text:span><text:span text:style-name="T173"> </text:span><text:span text:style-name="T174">: DIFFERENDS</text:span></text:p>
      <text:p text:style-name="P175">L’inspection de travail du lieu de travail est seule compétente pour connaitre et arbitrer tous les Différends pouvant surgis à l’occasion de l’exécution du présent Contrat ; en cas de non<text:s/>Conciliation, la dernière voie de recours est le Tribunal de Travail de Conakry.</text:p>
      <text:p text:style-name="P176"/>
      <text:p text:style-name="P177">Après lecture, les parties ont signé en deux exemplaires originaux.</text:p>
      <text:p text:style-name="P178"/>
      <text:p text:style-name="P179"><text:span text:style-name="T180"><text:s text:c="4"/></text:span><text:span text:style-name="T181"><text:tab/>Fait à CONAKRY, le …………………………………202</text:span><text:span text:style-name="T182">…..</text:span></text:p>
      <text:p text:style-name="P183"/>
      <text:p text:style-name="Normal"><text:span text:style-name="T184">L’EMPLOYEUR</text:span><text:span text:style-name="T185"><text:tab/></text:span><text:span text:style-name="T186"><text:tab/></text:span><text:span text:style-name="T187"><text:tab/></text:span><text:span text:style-name="T188"><text:tab/></text:span><text:span text:style-name="T189"><text:tab/></text:span><text:span text:style-name="T190"><text:tab/></text:span><text:span text:style-name="T191"><text:tab/></text:span><text:span text:style-name="T192"><text:tab/></text:span><text:span text:style-name="T193">L’EMPLOYE(E)</text:span></text:p>
      <text:p text:style-name="P194"/>
      <text:p text:style-name="P195"/>
      <text:p text:style-name="P196"/>
      <text:p text:style-name="Normal"><text:span text:style-name="T197"><draw:frame draw:z-index="251661312" draw:id="id2" draw:style-name="a5" draw:name="Zone de texte 2" text:anchor-type="paragraph" svg:x="-0.67778in" svg:y="0.34028in" svg:width="3.45764in" svg:height="0.625in" style:rel-width="scale" style:rel-height="scale"><draw:text-box><text:p text:style-name="Normal"><text:span text:style-name="T198">MONSIEUR MOUSSA<text:s/></text:span><text:span text:style-name="T199">TOURE</text:span><text:tab/><text:tab/><text:tab/></text:p><text:p text:style-name="Normal"><text:span text:style-name="T200">PRESIDENT DIRECTEUR GENERAL</text:span></text:p></draw:text-box><svg:title/><svg:desc/></draw:frame></text:span></text:p>
      <text:p text:style-name="Normal"><text:span text:style-name="T201"><draw:frame draw:z-index="251660288" draw:id="id3" draw:style-name="a6" draw:name="Zone de texte 1" text:anchor-type="paragraph" svg:x="3.96112in" svg:y="0.07429in" svg:width="3.02014in" svg:height="0.47917in" style:rel-width="scale" style:rel-height="scale"><draw:text-box><text:p text:style-name="Normal"><text:span text:style-name="T202">M./Mme……………………………………………</text:span></text:p></draw:text-box><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umérodeligne" style:display-name="Numéro de ligne"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Sansinterligne" style:display-name="Sans interligne" style:family="paragraph">
      <style:paragraph-properties fo:margin-bottom="0in"/>
      <style:text-properties fo:hyphenate="false"/>
    </style:style>
    <style:style style:name="SansinterligneCar" style:display-name="Sans interlign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1.2361in" text:min-label-width="0.25in" text:list-level-position-and-space-mode="label-alignment">
          <style:list-level-label-alignment text:label-followed-by="listtab" fo:margin-left="1.4861in" fo:text-indent="-0.25in"/>
        </style:list-level-properties>
        <style:text-properties style:font-name="Wingdings"/>
      </text:list-level-style-bullet>
      <text:list-level-style-bullet text:level="2" text:style-name="WW_CharLFO2LVL2" text:bullet-char="o">
        <style:list-level-properties text:space-before="1.7361in" text:min-label-width="0.25in" text:list-level-position-and-space-mode="label-alignment">
          <style:list-level-label-alignment text:label-followed-by="listtab" fo:margin-left="1.9861in" fo:text-indent="-0.25in"/>
        </style:list-level-properties>
        <style:text-properties style:font-name="Courier New"/>
      </text:list-level-style-bullet>
      <text:list-level-style-bullet text:level="3" text:style-name="WW_CharLFO2LVL3" text:bullet-char="">
        <style:list-level-properties text:space-before="2.2361in" text:min-label-width="0.25in" text:list-level-position-and-space-mode="label-alignment">
          <style:list-level-label-alignment text:label-followed-by="listtab" fo:margin-left="2.4861in" fo:text-indent="-0.25in"/>
        </style:list-level-properties>
        <style:text-properties style:font-name="Wingdings"/>
      </text:list-level-style-bullet>
      <text:list-level-style-bullet text:level="4" text:style-name="WW_CharLFO2LVL4" text:bullet-char="">
        <style:list-level-properties text:space-before="2.7361in" text:min-label-width="0.25in" text:list-level-position-and-space-mode="label-alignment">
          <style:list-level-label-alignment text:label-followed-by="listtab" fo:margin-left="2.9861in" fo:text-indent="-0.25in"/>
        </style:list-level-properties>
        <style:text-properties style:font-name="Symbol"/>
      </text:list-level-style-bullet>
      <text:list-level-style-bullet text:level="5" text:style-name="WW_CharLFO2LVL5" text:bullet-char="o">
        <style:list-level-properties text:space-before="3.2361in" text:min-label-width="0.25in" text:list-level-position-and-space-mode="label-alignment">
          <style:list-level-label-alignment text:label-followed-by="listtab" fo:margin-left="3.4861in" fo:text-indent="-0.25in"/>
        </style:list-level-properties>
        <style:text-properties style:font-name="Courier New"/>
      </text:list-level-style-bullet>
      <text:list-level-style-bullet text:level="6" text:style-name="WW_CharLFO2LVL6" text:bullet-char="">
        <style:list-level-properties text:space-before="3.7361in" text:min-label-width="0.25in" text:list-level-position-and-space-mode="label-alignment">
          <style:list-level-label-alignment text:label-followed-by="listtab" fo:margin-left="3.9861in" fo:text-indent="-0.25in"/>
        </style:list-level-properties>
        <style:text-properties style:font-name="Wingdings"/>
      </text:list-level-style-bullet>
      <text:list-level-style-bullet text:level="7" text:style-name="WW_CharLFO2LVL7" text:bullet-char="">
        <style:list-level-properties text:space-before="4.2361in" text:min-label-width="0.25in" text:list-level-position-and-space-mode="label-alignment">
          <style:list-level-label-alignment text:label-followed-by="listtab" fo:margin-left="4.4861in" fo:text-indent="-0.25in"/>
        </style:list-level-properties>
        <style:text-properties style:font-name="Symbol"/>
      </text:list-level-style-bullet>
      <text:list-level-style-bullet text:level="8" text:style-name="WW_CharLFO2LVL8" text:bullet-char="o">
        <style:list-level-properties text:space-before="4.7361in" text:min-label-width="0.25in" text:list-level-position-and-space-mode="label-alignment">
          <style:list-level-label-alignment text:label-followed-by="listtab" fo:margin-left="4.9861in" fo:text-indent="-0.25in"/>
        </style:list-level-properties>
        <style:text-properties style:font-name="Courier New"/>
      </text:list-level-style-bullet>
      <text:list-level-style-bullet text:level="9" text:style-name="WW_CharLFO2LVL9" text:bullet-char="">
        <style:list-level-properties text:space-before="5.2361in" text:min-label-width="0.25in" text:list-level-position-and-space-mode="label-alignment">
          <style:list-level-label-alignment text:label-followed-by="listtab" fo:margin-left="5.4861in" fo:text-indent="-0.25in"/>
        </style:list-level-properties>
        <style:text-properties style:font-name="Wingdings"/>
      </text:list-level-style-bullet>
    </text:list-style>
    <text:list-style style:name="LFO3">
      <text:list-level-style-bullet text:level="1" text:style-name="WW_CharLFO3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Wingdings"/>
      </text:list-level-style-bullet>
      <text:list-level-style-bullet text:level="2" text:style-name="WW_CharLFO3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3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3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3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3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3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3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3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8861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3347in"/>
      </style:header-style>
      <style:footer-style>
        <style:header-footer-properties style:dynamic-spacing="true" fo:min-height="0.4923in"/>
      </style:footer-style>
    </style:page-layout>
    <style:style style:name="P2" style:parent-style-name="En-tête" style:family="paragraph">
      <style:paragraph-properties fo:text-align="justify" fo:line-height="115%">
        <style:tab-stops>
          <style:tab-stop style:type="center" style:position="3.15in"/>
          <style:tab-stop style:type="left" style:position="4.3458in"/>
          <style:tab-stop style:type="left" style:position="5.4305in"/>
          <style:tab-stop style:type="right" style:position="6.3in"/>
        </style:tab-stops>
      </style:paragraph-properties>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style:style>
    <style:style style:name="T7" style:parent-style-name="Policepardéfaut" style:family="text">
      <style:text-properties fo:font-weight="bold" style:font-weight-asian="bold" style:font-weight-complex="bold"/>
    </style:style>
    <style:style style:name="P8" style:parent-style-name="Pieddepage" style:family="paragraph">
      <style:paragraph-properties fo:text-align="center"/>
    </style:style>
    <style:style style:name="T9" style:parent-style-name="Policepardéfaut" style:family="text">
      <style:text-properties fo:font-weight="bold" style:font-weight-asian="bold" style:font-weight-complex="bold" fo:font-size="12pt" style:font-size-asian="12pt" style:font-size-complex="12pt"/>
    </style:style>
    <style:style style:name="T10" style:parent-style-name="Policepardéfaut" style:family="text">
      <style:text-properties fo:font-weight="bold" style:font-weight-asian="bold" style:font-weight-complex="bold" fo:font-size="12pt" style:font-size-asian="12pt" style:font-size-complex="12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0in, 0in, 0in, 0in)" style:horizontal-rel="page-content" style:vertical-rel="page-content" style:horizontal-pos="center" style:vertical-pos="middle" draw:luminance="70%" draw:contrast="-70%"/>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style:style>
  </office:automatic-styles>
  <office:master-styles>
    <style:master-page style:name="MP0" style:page-layout-name="PL0">
      <style:header>
        <text:p text:style-name="P2"><text:span text:style-name="T3"><draw:frame draw:z-index="251661312" draw:style-name="a0" draw:name="Image 1233836077" text:anchor-type="paragraph" svg:x="3.87014in" svg:y="-0.42292in" svg:width="3.40625in" svg:height="1.54722in" style:rel-width="scale" style:rel-height="scale"><draw:image xlink:href="media/image1.png" xlink:type="simple" xlink:show="embed" xlink:actuate="onLoad"/><svg:title/><svg:desc/></draw:frame></text:span><text:span text:style-name="T4"><draw:frame draw:z-index="251659264" draw:style-name="a1" draw:name="Image 1296877921" text:anchor-type="paragraph" svg:x="0in" svg:y="0in" svg:width="6.29722in" svg:height="6.48125in" style:rel-width="scale" style:rel-height="scale"><draw:image xlink:href="media/image2.jpeg" xlink:type="simple" xlink:show="embed" xlink:actuate="onLoad"/><svg:title/><svg:desc/></draw:frame></text:span><draw:frame draw:z-index="251660288" draw:id="id0" draw:style-name="a2" draw:name="Zone de texte 2" text:anchor-type="paragraph" svg:x="-0.90833in" svg:y="-0.42292in" svg:width="2.77014in" svg:height="1.44306in" style:rel-width="scale" style:rel-height="scale"><draw:text-box><text:p text:style-name="Normal"><draw:frame draw:style-name="a3" draw:name="Image 869935889" text:anchor-type="as-char" svg:x="0in" svg:y="0in" svg:width="2.4375in" svg:height="1.23611in" style:rel-width="scale" style:rel-height="scale"><draw:image xlink:href="media/image2.jpeg" xlink:type="simple" xlink:show="embed" xlink:actuate="onLoad"/><svg:title/><svg:desc/></draw:frame></text:p></draw:text-box><svg:title/><svg:desc/></draw:frame><text:span text:style-name="T5"><text:tab/></text:span><text:span text:style-name="T6"><text:tab/></text:span><text:span text:style-name="T7"><text:tab/></text:span></text:p>
      </style:header>
      <style:footer>
        <text:p text:style-name="P8"><text:span text:style-name="T9">Page<text:s/></text:span><text:span text:style-name="T10"><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MARA, Mariame</meta:initial-creator>
    <dc:creator>MOUSSA TOURE</dc:creator>
    <meta:creation-date>2023-08-18T18:58:00Z</meta:creation-date>
    <dc:date>2023-08-21T13:38:00Z</dc:date>
    <meta:print-date>2023-08-21T12:00:00Z</meta:print-date>
    <meta:template xlink:href="Normal" xlink:type="simple"/>
    <meta:editing-cycles>23</meta:editing-cycles>
    <meta:editing-duration>PT17340S</meta:editing-duration>
    <meta:document-statistic meta:page-count="5" meta:paragraph-count="15" meta:word-count="1193" meta:character-count="7740" meta:row-count="54" meta:non-whitespace-character-count="6562"/>
  </office:meta>
</office:document-meta>
</file>